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8 年 2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20686" calcext:value-type="float">
            <text:p>120,686</text:p>
          </table:table-cell>
          <table:table-cell table:style-name="ce38" table:formula="of:=SUM([.D10];[.D88];[.D91];)" office:value-type="float" office:value="4289" calcext:value-type="float">
            <text:p>4,289</text:p>
          </table:table-cell>
          <table:table-cell table:style-name="ce38" table:formula="of:=SUM([.E10];[.E88];[.E91];)" office:value-type="float" office:value="8119" calcext:value-type="float">
            <text:p>8,119</text:p>
          </table:table-cell>
          <table:table-cell table:style-name="ce38" table:formula="of:=SUM([.F10];[.F88];[.F91];)" office:value-type="float" office:value="4195" calcext:value-type="float">
            <text:p>4,195</text:p>
          </table:table-cell>
          <table:table-cell table:style-name="ce38" table:formula="of:=SUM([.G10];[.G88];[.G91];)" office:value-type="float" office:value="11382" calcext:value-type="float">
            <text:p>11,382</text:p>
          </table:table-cell>
          <table:table-cell table:style-name="ce38" table:formula="of:=SUM([.H10];[.H88];[.H91];)" office:value-type="float" office:value="323" calcext:value-type="float">
            <text:p>323</text:p>
          </table:table-cell>
          <table:table-cell table:style-name="ce38" table:formula="of:=SUM([.I10];[.I88];[.I91];)" office:value-type="float" office:value="2" calcext:value-type="float">
            <text:p>2</text:p>
          </table:table-cell>
          <table:table-cell table:style-name="ce38" table:formula="of:=SUM([.J10];[.J88];[.J91];)" office:value-type="float" office:value="37942" calcext:value-type="float">
            <text:p>37,942</text:p>
          </table:table-cell>
          <table:table-cell table:style-name="ce38" table:formula="of:=SUM([.K10];[.K88];[.K91];)" office:value-type="float" office:value="50608" calcext:value-type="float">
            <text:p>50,608</text:p>
          </table:table-cell>
          <table:table-cell table:style-name="ce38" table:formula="of:=SUM([.L10];[.L88];[.L91];)" office:value-type="float" office:value="3817" calcext:value-type="float">
            <text:p>3,817</text:p>
          </table:table-cell>
          <table:table-cell table:style-name="ce38" table:formula="of:=SUM([.M10];[.M88];[.M91];)" office:value-type="float" office:value="9" calcext:value-type="float">
            <text:p>9</text:p>
          </table:table-cell>
          <table:table-cell table:style-name="ce38" table:formula="of:=SUM([.N10];[.N88];[.N91];)" office:value-type="float" office:value="118738" calcext:value-type="float">
            <text:p>118,738</text:p>
          </table:table-cell>
          <table:table-cell table:style-name="ce38" table:formula="of:=SUM([.O10];[.O88];[.O91];)" office:value-type="float" office:value="6123" calcext:value-type="float">
            <text:p>6,123</text:p>
          </table:table-cell>
          <table:table-cell table:style-name="ce38" table:formula="of:=SUM([.P10];[.P88];[.P91];)" office:value-type="float" office:value="6638" calcext:value-type="float">
            <text:p>6,638</text:p>
          </table:table-cell>
          <table:table-cell table:style-name="ce38" table:formula="of:=SUM([.Q10];[.Q88];[.Q91];)" office:value-type="float" office:value="4378" calcext:value-type="float">
            <text:p>4,378</text:p>
          </table:table-cell>
          <table:table-cell table:style-name="ce38" table:formula="of:=SUM([.R10];[.R88];[.R91];)" office:value-type="float" office:value="12008" calcext:value-type="float">
            <text:p>12,008</text:p>
          </table:table-cell>
          <table:table-cell table:style-name="ce38" table:formula="of:=SUM([.S10];[.S88];[.S91];)" office:value-type="float" office:value="992" calcext:value-type="float">
            <text:p>992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7937" calcext:value-type="float">
            <text:p>37,937</text:p>
          </table:table-cell>
          <table:table-cell table:style-name="ce38" table:formula="of:=SUM([.V10];[.V88];[.V91];)" office:value-type="float" office:value="50612" calcext:value-type="float">
            <text:p>50,612</text:p>
          </table:table-cell>
          <table:table-cell table:style-name="ce38" table:formula="of:=SUM([.W10];[.W88];[.W91];)" office:value-type="float" office:value="20" calcext:value-type="float">
            <text:p>20</text:p>
          </table:table-cell>
          <table:table-cell table:style-name="ce55" table:formula="of:=SUM([.X10];[.X88];[.X91];)" office:value-type="float" office:value="30" calcext:value-type="float">
            <text:p>30</text:p>
          </table:table-cell>
          <table:table-cell table:style-name="ce65" table:formula="of:=[.C7]-[.N7]" office:value-type="float" office:value="1948" calcext:value-type="float">
            <text:p>1,948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54434" calcext:value-type="float">
            <text:p>54,434</text:p>
          </table:table-cell>
          <table:table-cell table:style-name="ce39" table:formula="of:=SUM([.D11];[.D89];[.D92];)" office:value-type="float" office:value="1936" calcext:value-type="float">
            <text:p>1,936</text:p>
          </table:table-cell>
          <table:table-cell table:style-name="ce39" table:formula="of:=SUM([.E11];[.E89];[.E92];)" office:value-type="float" office:value="3809" calcext:value-type="float">
            <text:p>3,809</text:p>
          </table:table-cell>
          <table:table-cell table:style-name="ce39" table:formula="of:=SUM([.F11];[.F89];[.F92];)" office:value-type="float" office:value="1981" calcext:value-type="float">
            <text:p>1,981</text:p>
          </table:table-cell>
          <table:table-cell table:style-name="ce39" table:formula="of:=SUM([.G11];[.G89];[.G92];)" office:value-type="float" office:value="5304" calcext:value-type="float">
            <text:p>5,304</text:p>
          </table:table-cell>
          <table:table-cell table:style-name="ce39" table:formula="of:=SUM([.H11];[.H89];[.H92];)" office:value-type="float" office:value="197" calcext:value-type="float">
            <text:p>197</text:p>
          </table:table-cell>
          <table:table-cell table:style-name="ce39" table:formula="of:=SUM([.I11];[.I89];[.I92];)" office:value-type="float" office:value="2" calcext:value-type="float">
            <text:p>2</text:p>
          </table:table-cell>
          <table:table-cell table:style-name="ce39" table:formula="of:=SUM([.J11];[.J89];[.J92];)" office:value-type="float" office:value="17573" calcext:value-type="float">
            <text:p>17,573</text:p>
          </table:table-cell>
          <table:table-cell table:style-name="ce39" table:formula="of:=SUM([.K11];[.K89];[.K92];)" office:value-type="float" office:value="23126" calcext:value-type="float">
            <text:p>23,126</text:p>
          </table:table-cell>
          <table:table-cell table:style-name="ce39" table:formula="of:=SUM([.L11];[.L89];[.L92];)" office:value-type="float" office:value="502" calcext:value-type="float">
            <text:p>502</text:p>
          </table:table-cell>
          <table:table-cell table:style-name="ce39" table:formula="of:=SUM([.M11];[.M89];[.M92];)" office:value-type="float" office:value="4" calcext:value-type="float">
            <text:p>4</text:p>
          </table:table-cell>
          <table:table-cell table:style-name="ce39" table:formula="of:=SUM([.N11];[.N89];[.N92];)" office:value-type="float" office:value="54841" calcext:value-type="float">
            <text:p>54,841</text:p>
          </table:table-cell>
          <table:table-cell table:style-name="ce39" table:formula="of:=SUM([.O11];[.O89];[.O92];)" office:value-type="float" office:value="2840" calcext:value-type="float">
            <text:p>2,840</text:p>
          </table:table-cell>
          <table:table-cell table:style-name="ce39" table:formula="of:=SUM([.P11];[.P89];[.P92];)" office:value-type="float" office:value="3123" calcext:value-type="float">
            <text:p>3,123</text:p>
          </table:table-cell>
          <table:table-cell table:style-name="ce39" table:formula="of:=SUM([.Q11];[.Q89];[.Q92];)" office:value-type="float" office:value="2011" calcext:value-type="float">
            <text:p>2,011</text:p>
          </table:table-cell>
          <table:table-cell table:style-name="ce39" table:formula="of:=SUM([.R11];[.R89];[.R92];)" office:value-type="float" office:value="5694" calcext:value-type="float">
            <text:p>5,694</text:p>
          </table:table-cell>
          <table:table-cell table:style-name="ce39" table:formula="of:=SUM([.S11];[.S89];[.S92];)" office:value-type="float" office:value="462" calcext:value-type="float">
            <text:p>462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7567" calcext:value-type="float">
            <text:p>17,567</text:p>
          </table:table-cell>
          <table:table-cell table:style-name="ce39" table:formula="of:=SUM([.V11];[.V89];[.V92];)" office:value-type="float" office:value="23127" calcext:value-type="float">
            <text:p>23,127</text:p>
          </table:table-cell>
          <table:table-cell table:style-name="ce39" table:formula="of:=SUM([.W11];[.W89];[.W92];)" office:value-type="float" office:value="6" calcext:value-type="float">
            <text:p>6</text:p>
          </table:table-cell>
          <table:table-cell table:style-name="ce56" table:formula="of:=SUM([.X11];[.X89];[.X92];)" office:value-type="float" office:value="11" calcext:value-type="float">
            <text:p>11</text:p>
          </table:table-cell>
          <table:table-cell table:style-name="ce66" table:formula="of:=[.C8]-[.N8]" office:value-type="float" office:value="-407" calcext:value-type="float">
            <text:p><text:s text:c="7"/>－407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66252" calcext:value-type="float">
            <text:p>66,252</text:p>
          </table:table-cell>
          <table:table-cell table:style-name="ce40" table:formula="of:=SUM([.D12];[.D90];[.D93];)" office:value-type="float" office:value="2353" calcext:value-type="float">
            <text:p>2,353</text:p>
          </table:table-cell>
          <table:table-cell table:style-name="ce40" table:formula="of:=SUM([.E12];[.E90];[.E93];)" office:value-type="float" office:value="4310" calcext:value-type="float">
            <text:p>4,310</text:p>
          </table:table-cell>
          <table:table-cell table:style-name="ce40" table:formula="of:=SUM([.F12];[.F90];[.F93];)" office:value-type="float" office:value="2214" calcext:value-type="float">
            <text:p>2,214</text:p>
          </table:table-cell>
          <table:table-cell table:style-name="ce40" table:formula="of:=SUM([.G12];[.G90];[.G93];)" office:value-type="float" office:value="6078" calcext:value-type="float">
            <text:p>6,078</text:p>
          </table:table-cell>
          <table:table-cell table:style-name="ce40" table:formula="of:=SUM([.H12];[.H90];[.H93];)" office:value-type="float" office:value="126" calcext:value-type="float">
            <text:p>126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20369" calcext:value-type="float">
            <text:p>20,369</text:p>
          </table:table-cell>
          <table:table-cell table:style-name="ce40" table:formula="of:=SUM([.K12];[.K90];[.K93];)" office:value-type="float" office:value="27482" calcext:value-type="float">
            <text:p>27,482</text:p>
          </table:table-cell>
          <table:table-cell table:style-name="ce40" table:formula="of:=SUM([.L12];[.L90];[.L93];)" office:value-type="float" office:value="3315" calcext:value-type="float">
            <text:p>3,315</text:p>
          </table:table-cell>
          <table:table-cell table:style-name="ce40" table:formula="of:=SUM([.M12];[.M90];[.M93];)" office:value-type="float" office:value="5" calcext:value-type="float">
            <text:p>5</text:p>
          </table:table-cell>
          <table:table-cell table:style-name="ce40" table:formula="of:=SUM([.N12];[.N90];[.N93];)" office:value-type="float" office:value="63897" calcext:value-type="float">
            <text:p>63,897</text:p>
          </table:table-cell>
          <table:table-cell table:style-name="ce40" table:formula="of:=SUM([.O12];[.O90];[.O93];)" office:value-type="float" office:value="3283" calcext:value-type="float">
            <text:p>3,283</text:p>
          </table:table-cell>
          <table:table-cell table:style-name="ce40" table:formula="of:=SUM([.P12];[.P90];[.P93];)" office:value-type="float" office:value="3515" calcext:value-type="float">
            <text:p>3,515</text:p>
          </table:table-cell>
          <table:table-cell table:style-name="ce40" table:formula="of:=SUM([.Q12];[.Q90];[.Q93];)" office:value-type="float" office:value="2367" calcext:value-type="float">
            <text:p>2,367</text:p>
          </table:table-cell>
          <table:table-cell table:style-name="ce40" table:formula="of:=SUM([.R12];[.R90];[.R93];)" office:value-type="float" office:value="6314" calcext:value-type="float">
            <text:p>6,314</text:p>
          </table:table-cell>
          <table:table-cell table:style-name="ce40" table:formula="of:=SUM([.S12];[.S90];[.S93];)" office:value-type="float" office:value="530" calcext:value-type="float">
            <text:p>530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20370" calcext:value-type="float">
            <text:p>20,370</text:p>
          </table:table-cell>
          <table:table-cell table:style-name="ce40" table:formula="of:=SUM([.V12];[.V90];[.V93];)" office:value-type="float" office:value="27485" calcext:value-type="float">
            <text:p>27,485</text:p>
          </table:table-cell>
          <table:table-cell table:style-name="ce40" table:formula="of:=SUM([.W12];[.W90];[.W93];)" office:value-type="float" office:value="14" calcext:value-type="float">
            <text:p>14</text:p>
          </table:table-cell>
          <table:table-cell table:style-name="ce57" table:formula="of:=SUM([.X12];[.X90];[.X93];)" office:value-type="float" office:value="19" calcext:value-type="float">
            <text:p>19</text:p>
          </table:table-cell>
          <table:table-cell table:style-name="ce67" table:formula="of:=[.C9]-[.N9]" office:value-type="float" office:value="2355" calcext:value-type="float">
            <text:p>2,355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19419" calcext:value-type="float">
            <text:p>119,419</text:p>
          </table:table-cell>
          <table:table-cell table:style-name="ce38" table:formula="of:=SUM([.D13];[.D79];[.D82])" office:value-type="float" office:value="4274" calcext:value-type="float">
            <text:p>4,274</text:p>
          </table:table-cell>
          <table:table-cell table:style-name="ce38" table:formula="of:=SUM([.E13];[.E79];[.E82])" office:value-type="float" office:value="8001" calcext:value-type="float">
            <text:p>8,001</text:p>
          </table:table-cell>
          <table:table-cell table:style-name="ce38" table:formula="of:=SUM([.F13];[.F79];[.F82])" office:value-type="float" office:value="4158" calcext:value-type="float">
            <text:p>4,158</text:p>
          </table:table-cell>
          <table:table-cell table:style-name="ce38" table:formula="of:=SUM([.G13];[.G79];[.G82])" office:value-type="float" office:value="10544" calcext:value-type="float">
            <text:p>10,544</text:p>
          </table:table-cell>
          <table:table-cell table:style-name="ce38" table:formula="of:=SUM([.H13];[.H79];[.H82])" office:value-type="float" office:value="323" calcext:value-type="float">
            <text:p>323</text:p>
          </table:table-cell>
          <table:table-cell table:style-name="ce38" table:formula="of:=SUM([.I13];[.I79];[.I82])" office:value-type="float" office:value="2" calcext:value-type="float">
            <text:p>2</text:p>
          </table:table-cell>
          <table:table-cell table:style-name="ce38" table:formula="of:=SUM([.J13];[.J79];[.J82])" office:value-type="float" office:value="37941" calcext:value-type="float">
            <text:p>37,941</text:p>
          </table:table-cell>
          <table:table-cell table:style-name="ce38" table:formula="of:=SUM([.K13];[.K79];[.K82])" office:value-type="float" office:value="50367" calcext:value-type="float">
            <text:p>50,367</text:p>
          </table:table-cell>
          <table:table-cell table:style-name="ce38" table:formula="of:=SUM([.L13];[.L79];[.L82])" office:value-type="float" office:value="3800" calcext:value-type="float">
            <text:p>3,800</text:p>
          </table:table-cell>
          <table:table-cell table:style-name="ce38" table:formula="of:=SUM([.M13];[.M79];[.M82])" office:value-type="float" office:value="9" calcext:value-type="float">
            <text:p>9</text:p>
          </table:table-cell>
          <table:table-cell table:style-name="ce38" table:formula="of:=SUM([.N13];[.N79];[.N82])" office:value-type="float" office:value="118165" calcext:value-type="float">
            <text:p>118,165</text:p>
          </table:table-cell>
          <table:table-cell table:style-name="ce38" table:formula="of:=SUM([.O13];[.O79];[.O82])" office:value-type="float" office:value="6115" calcext:value-type="float">
            <text:p>6,115</text:p>
          </table:table-cell>
          <table:table-cell table:style-name="ce38" table:formula="of:=SUM([.P13];[.P79];[.P82])" office:value-type="float" office:value="6588" calcext:value-type="float">
            <text:p>6,588</text:p>
          </table:table-cell>
          <table:table-cell table:style-name="ce38" table:formula="of:=SUM([.Q13];[.Q79];[.Q82])" office:value-type="float" office:value="4362" calcext:value-type="float">
            <text:p>4,362</text:p>
          </table:table-cell>
          <table:table-cell table:style-name="ce38" table:formula="of:=SUM([.R13];[.R79];[.R82])" office:value-type="float" office:value="11751" calcext:value-type="float">
            <text:p>11,751</text:p>
          </table:table-cell>
          <table:table-cell table:style-name="ce38" table:formula="of:=SUM([.S13];[.S79];[.S82])" office:value-type="float" office:value="992" calcext:value-type="float">
            <text:p>992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7936" calcext:value-type="float">
            <text:p>37,936</text:p>
          </table:table-cell>
          <table:table-cell table:style-name="ce38" table:formula="of:=SUM([.V13];[.V79];[.V82])" office:value-type="float" office:value="50371" calcext:value-type="float">
            <text:p>50,371</text:p>
          </table:table-cell>
          <table:table-cell table:style-name="ce38" table:formula="of:=SUM([.W13];[.W79];[.W82])" office:value-type="float" office:value="20" calcext:value-type="float">
            <text:p>20</text:p>
          </table:table-cell>
          <table:table-cell table:style-name="ce55" table:formula="of:=SUM([.X13];[.X79];[.X82])" office:value-type="float" office:value="30" calcext:value-type="float">
            <text:p>30</text:p>
          </table:table-cell>
          <table:table-cell table:style-name="ce68" table:formula="of:=[.C10]-[.N10]" office:value-type="float" office:value="1254" calcext:value-type="float">
            <text:p>1,254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53823" calcext:value-type="float">
            <text:p>53,823</text:p>
          </table:table-cell>
          <table:table-cell table:style-name="ce39" table:formula="of:=SUM([.D14];[.D80];[.D83])" office:value-type="float" office:value="1931" calcext:value-type="float">
            <text:p>1,931</text:p>
          </table:table-cell>
          <table:table-cell table:style-name="ce39" table:formula="of:=SUM([.E14];[.E80];[.E83])" office:value-type="float" office:value="3759" calcext:value-type="float">
            <text:p>3,759</text:p>
          </table:table-cell>
          <table:table-cell table:style-name="ce39" table:formula="of:=SUM([.F14];[.F80];[.F83])" office:value-type="float" office:value="1962" calcext:value-type="float">
            <text:p>1,962</text:p>
          </table:table-cell>
          <table:table-cell table:style-name="ce39" table:formula="of:=SUM([.G14];[.G80];[.G83])" office:value-type="float" office:value="4911" calcext:value-type="float">
            <text:p>4,911</text:p>
          </table:table-cell>
          <table:table-cell table:style-name="ce39" table:formula="of:=SUM([.H14];[.H80];[.H83])" office:value-type="float" office:value="197" calcext:value-type="float">
            <text:p>197</text:p>
          </table:table-cell>
          <table:table-cell table:style-name="ce39" table:formula="of:=SUM([.I14];[.I80];[.I83])" office:value-type="float" office:value="2" calcext:value-type="float">
            <text:p>2</text:p>
          </table:table-cell>
          <table:table-cell table:style-name="ce39" table:formula="of:=SUM([.J14];[.J80];[.J83])" office:value-type="float" office:value="17573" calcext:value-type="float">
            <text:p>17,573</text:p>
          </table:table-cell>
          <table:table-cell table:style-name="ce39" table:formula="of:=SUM([.K14];[.K80];[.K83])" office:value-type="float" office:value="22984" calcext:value-type="float">
            <text:p>22,984</text:p>
          </table:table-cell>
          <table:table-cell table:style-name="ce39" table:formula="of:=SUM([.L14];[.L80];[.L83])" office:value-type="float" office:value="500" calcext:value-type="float">
            <text:p>500</text:p>
          </table:table-cell>
          <table:table-cell table:style-name="ce39" table:formula="of:=SUM([.M14];[.M80];[.M83])" office:value-type="float" office:value="4" calcext:value-type="float">
            <text:p>4</text:p>
          </table:table-cell>
          <table:table-cell table:style-name="ce39" table:formula="of:=SUM([.N14];[.N80];[.N83])" office:value-type="float" office:value="54498" calcext:value-type="float">
            <text:p>54,498</text:p>
          </table:table-cell>
          <table:table-cell table:style-name="ce39" table:formula="of:=SUM([.O14];[.O80];[.O83])" office:value-type="float" office:value="2836" calcext:value-type="float">
            <text:p>2,836</text:p>
          </table:table-cell>
          <table:table-cell table:style-name="ce39" table:formula="of:=SUM([.P14];[.P80];[.P83])" office:value-type="float" office:value="3091" calcext:value-type="float">
            <text:p>3,091</text:p>
          </table:table-cell>
          <table:table-cell table:style-name="ce39" table:formula="of:=SUM([.Q14];[.Q80];[.Q83])" office:value-type="float" office:value="2003" calcext:value-type="float">
            <text:p>2,003</text:p>
          </table:table-cell>
          <table:table-cell table:style-name="ce39" table:formula="of:=SUM([.R14];[.R80];[.R83])" office:value-type="float" office:value="5537" calcext:value-type="float">
            <text:p>5,537</text:p>
          </table:table-cell>
          <table:table-cell table:style-name="ce39" table:formula="of:=SUM([.S14];[.S80];[.S83])" office:value-type="float" office:value="462" calcext:value-type="float">
            <text:p>462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7567" calcext:value-type="float">
            <text:p>17,567</text:p>
          </table:table-cell>
          <table:table-cell table:style-name="ce39" table:formula="of:=SUM([.V14];[.V80];[.V83])" office:value-type="float" office:value="22985" calcext:value-type="float">
            <text:p>22,985</text:p>
          </table:table-cell>
          <table:table-cell table:style-name="ce39" table:formula="of:=SUM([.W14];[.W80];[.W83])" office:value-type="float" office:value="6" calcext:value-type="float">
            <text:p>6</text:p>
          </table:table-cell>
          <table:table-cell table:style-name="ce56" table:formula="of:=SUM([.X14];[.X80];[.X83])" office:value-type="float" office:value="11" calcext:value-type="float">
            <text:p>11</text:p>
          </table:table-cell>
          <table:table-cell table:style-name="ce69" table:formula="of:=[.C11]-[.N11]" office:value-type="float" office:value="-675" calcext:value-type="float">
            <text:p><text:s text:c="7"/>－675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65596" calcext:value-type="float">
            <text:p>65,596</text:p>
          </table:table-cell>
          <table:table-cell table:style-name="ce40" table:formula="of:=SUM([.D15];[.D81];[.D84])" office:value-type="float" office:value="2343" calcext:value-type="float">
            <text:p>2,343</text:p>
          </table:table-cell>
          <table:table-cell table:style-name="ce40" table:formula="of:=SUM([.E15];[.E81];[.E84])" office:value-type="float" office:value="4242" calcext:value-type="float">
            <text:p>4,242</text:p>
          </table:table-cell>
          <table:table-cell table:style-name="ce40" table:formula="of:=SUM([.F15];[.F81];[.F84])" office:value-type="float" office:value="2196" calcext:value-type="float">
            <text:p>2,196</text:p>
          </table:table-cell>
          <table:table-cell table:style-name="ce40" table:formula="of:=SUM([.G15];[.G81];[.G84])" office:value-type="float" office:value="5633" calcext:value-type="float">
            <text:p>5,633</text:p>
          </table:table-cell>
          <table:table-cell table:style-name="ce40" table:formula="of:=SUM([.H15];[.H81];[.H84])" office:value-type="float" office:value="126" calcext:value-type="float">
            <text:p>126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20368" calcext:value-type="float">
            <text:p>20,368</text:p>
          </table:table-cell>
          <table:table-cell table:style-name="ce40" table:formula="of:=SUM([.K15];[.K81];[.K84])" office:value-type="float" office:value="27383" calcext:value-type="float">
            <text:p>27,383</text:p>
          </table:table-cell>
          <table:table-cell table:style-name="ce40" table:formula="of:=SUM([.L15];[.L81];[.L84])" office:value-type="float" office:value="3300" calcext:value-type="float">
            <text:p>3,300</text:p>
          </table:table-cell>
          <table:table-cell table:style-name="ce40" table:formula="of:=SUM([.M15];[.M81];[.M84])" office:value-type="float" office:value="5" calcext:value-type="float">
            <text:p>5</text:p>
          </table:table-cell>
          <table:table-cell table:style-name="ce40" table:formula="of:=SUM([.N15];[.N81];[.N84])" office:value-type="float" office:value="63667" calcext:value-type="float">
            <text:p>63,667</text:p>
          </table:table-cell>
          <table:table-cell table:style-name="ce40" table:formula="of:=SUM([.O15];[.O81];[.O84])" office:value-type="float" office:value="3279" calcext:value-type="float">
            <text:p>3,279</text:p>
          </table:table-cell>
          <table:table-cell table:style-name="ce40" table:formula="of:=SUM([.P15];[.P81];[.P84])" office:value-type="float" office:value="3497" calcext:value-type="float">
            <text:p>3,497</text:p>
          </table:table-cell>
          <table:table-cell table:style-name="ce40" table:formula="of:=SUM([.Q15];[.Q81];[.Q84])" office:value-type="float" office:value="2359" calcext:value-type="float">
            <text:p>2,359</text:p>
          </table:table-cell>
          <table:table-cell table:style-name="ce40" table:formula="of:=SUM([.R15];[.R81];[.R84])" office:value-type="float" office:value="6214" calcext:value-type="float">
            <text:p>6,214</text:p>
          </table:table-cell>
          <table:table-cell table:style-name="ce40" table:formula="of:=SUM([.S15];[.S81];[.S84])" office:value-type="float" office:value="530" calcext:value-type="float">
            <text:p>530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20369" calcext:value-type="float">
            <text:p>20,369</text:p>
          </table:table-cell>
          <table:table-cell table:style-name="ce40" table:formula="of:=SUM([.V15];[.V81];[.V84])" office:value-type="float" office:value="27386" calcext:value-type="float">
            <text:p>27,386</text:p>
          </table:table-cell>
          <table:table-cell table:style-name="ce40" table:formula="of:=SUM([.W15];[.W81];[.W84])" office:value-type="float" office:value="14" calcext:value-type="float">
            <text:p>14</text:p>
          </table:table-cell>
          <table:table-cell table:style-name="ce57" table:formula="of:=SUM([.X15];[.X81];[.X84])" office:value-type="float" office:value="19" calcext:value-type="float">
            <text:p>19</text:p>
          </table:table-cell>
          <table:table-cell table:style-name="ce70" table:formula="of:=[.C12]-[.N12]" office:value-type="float" office:value="1929" calcext:value-type="float">
            <text:p>1,929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96109" calcext:value-type="float">
            <text:p>96,109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548" calcext:value-type="float">
            <text:p>2,548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7798" calcext:value-type="float">
            <text:p>7,798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954" calcext:value-type="float">
            <text:p>3,954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257" calcext:value-type="float">
            <text:p>257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2" calcext:value-type="float">
            <text:p>2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7941" calcext:value-type="float">
            <text:p>37,941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40538" calcext:value-type="float">
            <text:p>40,538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3063" calcext:value-type="float">
            <text:p>3,063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8" calcext:value-type="float">
            <text:p>8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93192" calcext:value-type="float">
            <text:p>93,192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3290" calcext:value-type="float">
            <text:p>3,290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6384" calcext:value-type="float">
            <text:p>6,384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4159" calcext:value-type="float">
            <text:p>4,159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838" calcext:value-type="float">
            <text:p>838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7936" calcext:value-type="float">
            <text:p>37,936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40542" calcext:value-type="float">
            <text:p>40,542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17" calcext:value-type="float">
            <text:p>17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26" calcext:value-type="float">
            <text:p>26</text:p>
          </table:table-cell>
          <table:table-cell table:style-name="ce68" table:formula="of:=[.C13]-[.N13]" office:value-type="float" office:value="2917" calcext:value-type="float">
            <text:p>2,917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43279" calcext:value-type="float">
            <text:p>43,279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180" calcext:value-type="float">
            <text:p>1,180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3671" calcext:value-type="float">
            <text:p>3,671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866" calcext:value-type="float">
            <text:p>1,866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57" calcext:value-type="float">
            <text:p>157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2" calcext:value-type="float">
            <text:p>2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7573" calcext:value-type="float">
            <text:p>17,573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8487" calcext:value-type="float">
            <text:p>18,487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340" calcext:value-type="float">
            <text:p>340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3" calcext:value-type="float">
            <text:p>3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42915" calcext:value-type="float">
            <text:p>42,915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544" calcext:value-type="float">
            <text:p>1,544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995" calcext:value-type="float">
            <text:p>2,995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915" calcext:value-type="float">
            <text:p>1,915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393" calcext:value-type="float">
            <text:p>393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7567" calcext:value-type="float">
            <text:p>17,567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8488" calcext:value-type="float">
            <text:p>18,488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6" calcext:value-type="float">
            <text:p>6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7" calcext:value-type="float">
            <text:p>7</text:p>
          </table:table-cell>
          <table:table-cell table:style-name="ce69" table:formula="of:=[.C14]-[.N14]" office:value-type="float" office:value="364" calcext:value-type="float">
            <text:p>364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52830" calcext:value-type="float">
            <text:p>52,830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368" calcext:value-type="float">
            <text:p>1,368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127" calcext:value-type="float">
            <text:p>4,127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2088" calcext:value-type="float">
            <text:p>2,088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100" calcext:value-type="float">
            <text:p>100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20368" calcext:value-type="float">
            <text:p>20,368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22051" calcext:value-type="float">
            <text:p>22,051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2723" calcext:value-type="float">
            <text:p>2,723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5" calcext:value-type="float">
            <text:p>5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50277" calcext:value-type="float">
            <text:p>50,277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746" calcext:value-type="float">
            <text:p>1,746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3389" calcext:value-type="float">
            <text:p>3,389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244" calcext:value-type="float">
            <text:p>2,244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445" calcext:value-type="float">
            <text:p>445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20369" calcext:value-type="float">
            <text:p>20,369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22054" calcext:value-type="float">
            <text:p>22,054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1" calcext:value-type="float">
            <text:p>11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9" calcext:value-type="float">
            <text:p>19</text:p>
          </table:table-cell>
          <table:table-cell table:style-name="ce70" table:formula="of:=[.C15]-[.N15]" office:value-type="float" office:value="2553" calcext:value-type="float">
            <text:p>2,55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513" calcext:value-type="float">
            <text:p>21,513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office:value-type="float" office:value="5274" calcext:value-type="float">
            <text:p>5,274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65" calcext:value-type="float">
            <text:p>6,065</text:p>
          </table:table-cell>
          <table:table-cell table:style-name="ce41" office:value-type="float" office:value="8253" calcext:value-type="float">
            <text:p>8,253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9136" calcext:value-type="float">
            <text:p>19,13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3869" calcext:value-type="float">
            <text:p>3,869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19" calcext:value-type="float">
            <text:p>5,319</text:p>
          </table:table-cell>
          <table:table-cell table:style-name="ce41" office:value-type="float" office:value="8249" calcext:value-type="float">
            <text:p>8,249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71" table:formula="of:=[.C16]-[.N16]" office:value-type="float" office:value="2377" calcext:value-type="float">
            <text:p>2,37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812" calcext:value-type="float">
            <text:p>9,812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2456" calcext:value-type="float">
            <text:p>2,45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7" calcext:value-type="float">
            <text:p>2,887</text:p>
          </table:table-cell>
          <table:table-cell table:style-name="ce42" office:value-type="float" office:value="3801" calcext:value-type="float">
            <text:p>3,801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986" calcext:value-type="float">
            <text:p>8,986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1824" calcext:value-type="float">
            <text:p>1,82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2" calcext:value-type="float">
            <text:p>2,582</text:p>
          </table:table-cell>
          <table:table-cell table:style-name="ce42" office:value-type="float" office:value="3798" calcext:value-type="float">
            <text:p>3,79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17]-[.N17]" office:value-type="float" office:value="826" calcext:value-type="float">
            <text:p>82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01" calcext:value-type="float">
            <text:p>11,701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2818" calcext:value-type="float">
            <text:p>2,818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8" calcext:value-type="float">
            <text:p>3,178</text:p>
          </table:table-cell>
          <table:table-cell table:style-name="ce43" office:value-type="float" office:value="4452" calcext:value-type="float">
            <text:p>4,452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150" calcext:value-type="float">
            <text:p>10,150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2045" calcext:value-type="float">
            <text:p>2,045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7" calcext:value-type="float">
            <text:p>2,737</text:p>
          </table:table-cell>
          <table:table-cell table:style-name="ce43" office:value-type="float" office:value="4451" calcext:value-type="float">
            <text:p>4,451</text:p>
          </table:table-cell>
          <table:table-cell table:style-name="ce43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73" table:formula="of:=[.C18]-[.N18]" office:value-type="float" office:value="1551" calcext:value-type="float">
            <text:p>1,55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19]-[.N19]" office:value-type="float" office:value="-202" calcext:value-type="float">
            <text:p><text:s text:c="7"/>－20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4" calcext:value-type="float">
            <text:p>1,10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116" calcext:value-type="float">
            <text:p><text:s text:c="7"/>－11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687" calcext:value-type="float">
            <text:p>68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687" calcext:value-type="float">
            <text:p>68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1]-[.N21]" office:value-type="float" office:value="-86" calcext:value-type="float">
            <text:p><text:s text:c="7"/>－8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753" calcext:value-type="float">
            <text:p>10,753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10" calcext:value-type="float">
            <text:p>4,110</text:p>
          </table:table-cell>
          <table:table-cell table:style-name="ce41" office:value-type="float" office:value="5064" calcext:value-type="float">
            <text:p>5,064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775" calcext:value-type="float">
            <text:p>9,775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8" calcext:value-type="float">
            <text:p>3,398</text:p>
          </table:table-cell>
          <table:table-cell table:style-name="ce41" office:value-type="float" office:value="5064" calcext:value-type="float">
            <text:p>5,064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2]-[.N22]" office:value-type="float" office:value="978" calcext:value-type="float">
            <text:p>97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902" calcext:value-type="float">
            <text:p>4,902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7" calcext:value-type="float">
            <text:p>1,977</text:p>
          </table:table-cell>
          <table:table-cell table:style-name="ce42" office:value-type="float" office:value="2311" calcext:value-type="float">
            <text:p>2,31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480" calcext:value-type="float">
            <text:p>4,480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2311" calcext:value-type="float">
            <text:p>2,311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3]-[.N23]" office:value-type="float" office:value="422" calcext:value-type="float">
            <text:p>42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851" calcext:value-type="float">
            <text:p>5,851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3" calcext:value-type="float">
            <text:p>2,133</text:p>
          </table:table-cell>
          <table:table-cell table:style-name="ce43" office:value-type="float" office:value="2753" calcext:value-type="float">
            <text:p>2,753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295" calcext:value-type="float">
            <text:p>5,295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9" calcext:value-type="float">
            <text:p>1,829</text:p>
          </table:table-cell>
          <table:table-cell table:style-name="ce43" office:value-type="float" office:value="2753" calcext:value-type="float">
            <text:p>2,75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24]-[.N24]" office:value-type="float" office:value="556" calcext:value-type="float">
            <text:p>55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5]-[.N25]" office:value-type="float" office:value="347" calcext:value-type="float">
            <text:p>347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14" calcext:value-type="float">
            <text:p>1,2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5" calcext:value-type="float">
            <text:p>1,08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129" calcext:value-type="float">
            <text:p>12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4" calcext:value-type="float">
            <text:p>784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4" calcext:value-type="float">
            <text:p>1,27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218" calcext:value-type="float">
            <text:p>218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088" calcext:value-type="float">
            <text:p>2,08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8]-[.N28]" office:value-type="float" office:value="27" calcext:value-type="float">
            <text:p>27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-1" calcext:value-type="float">
            <text:p><text:s text:c="7"/>－1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57" calcext:value-type="float">
            <text:p>1,15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9" calcext:value-type="float">
            <text:p>1,12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0]-[.N30]" office:value-type="float" office:value="28" calcext:value-type="float">
            <text:p>2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773" calcext:value-type="float">
            <text:p>6,773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483" calcext:value-type="float">
            <text:p>3,483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02" calcext:value-type="float">
            <text:p>6,802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71" calcext:value-type="float">
            <text:p>3,671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-29" calcext:value-type="float">
            <text:p><text:s text:c="7"/>－2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968" calcext:value-type="float">
            <text:p>2,96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11" calcext:value-type="float">
            <text:p>1,611</text:p>
          </table:table-cell>
          <table:table-cell table:style-name="ce42" office:value-type="float" office:value="1192" calcext:value-type="float">
            <text:p>1,19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0" calcext:value-type="float">
            <text:p>1,650</text:p>
          </table:table-cell>
          <table:table-cell table:style-name="ce42" office:value-type="float" office:value="1192" calcext:value-type="float">
            <text:p>1,19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-67" calcext:value-type="float">
            <text:p><text:s text:c="7"/>－6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2" calcext:value-type="float">
            <text:p>1,872</text:p>
          </table:table-cell>
          <table:table-cell table:style-name="ce43" office:value-type="float" office:value="1533" calcext:value-type="float">
            <text:p>1,533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767" calcext:value-type="float">
            <text:p>3,767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1" calcext:value-type="float">
            <text:p>2,021</text:p>
          </table:table-cell>
          <table:table-cell table:style-name="ce43" office:value-type="float" office:value="1534" calcext:value-type="float">
            <text:p>1,534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38" calcext:value-type="float">
            <text:p>3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56" calcext:value-type="float">
            <text:p>5,15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4]-[.N34]" office:value-type="float" office:value="-280" calcext:value-type="float">
            <text:p><text:s text:c="7"/>－28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44" calcext:value-type="float">
            <text:p>2,24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9" calcext:value-type="float">
            <text:p>2,47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235" calcext:value-type="float">
            <text:p><text:s text:c="7"/>－23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12" calcext:value-type="float">
            <text:p>2,91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1649" calcext:value-type="float">
            <text:p>1,649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7" calcext:value-type="float">
            <text:p>2,95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8" calcext:value-type="float">
            <text:p>1,128</text:p>
          </table:table-cell>
          <table:table-cell table:style-name="ce43" office:value-type="float" office:value="1649" calcext:value-type="float">
            <text:p>1,64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36]-[.N36]" office:value-type="float" office:value="-45" calcext:value-type="float">
            <text:p><text:s text:c="7"/>－4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15" calcext:value-type="float">
            <text:p>1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47" calcext:value-type="float">
            <text:p><text:s text:c="7"/>－4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1" calcext:value-type="float">
            <text:p>1,23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62" calcext:value-type="float">
            <text:p>6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2" calcext:value-type="float">
            <text:p>3,12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0]-[.N40]" office:value-type="float" office:value="-57" calcext:value-type="float">
            <text:p><text:s text:c="7"/>－5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19" calcext:value-type="float">
            <text:p>1,3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1" calcext:value-type="float">
            <text:p>1,4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102" calcext:value-type="float">
            <text:p><text:s text:c="7"/>－10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46" calcext:value-type="float">
            <text:p>1,7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51" calcext:value-type="float">
            <text:p>851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01" calcext:value-type="float">
            <text:p>1,70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45" calcext:value-type="float">
            <text:p>4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646" calcext:value-type="float">
            <text:p>64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646" calcext:value-type="float">
            <text:p>64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3]-[.N43]" office:value-type="float" office:value="-317" calcext:value-type="float">
            <text:p><text:s text:c="7"/>－317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6" calcext:value-type="float">
            <text:p>1,22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4]-[.N44]" office:value-type="float" office:value="-174" calcext:value-type="float">
            <text:p><text:s text:c="7"/>－17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1" calcext:value-type="float">
            <text:p>1,39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143" calcext:value-type="float">
            <text:p><text:s text:c="7"/>－143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4676" calcext:value-type="float">
            <text:p>4,67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42" calcext:value-type="float">
            <text:p>4,94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-266" calcext:value-type="float">
            <text:p><text:s text:c="7"/>－266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41" calcext:value-type="float">
            <text:p>2,04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9" calcext:value-type="float">
            <text:p>2,20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168" calcext:value-type="float">
            <text:p><text:s text:c="7"/>－168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1100" calcext:value-type="float">
            <text:p>1,100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3" calcext:value-type="float">
            <text:p>2,73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7" calcext:value-type="float">
            <text:p>1,387</text:p>
          </table:table-cell>
          <table:table-cell table:style-name="ce43" office:value-type="float" office:value="1100" calcext:value-type="float">
            <text:p>1,10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-98" calcext:value-type="float">
            <text:p><text:s text:c="7"/>－98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904" calcext:value-type="float">
            <text:p>5,90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76" calcext:value-type="float">
            <text:p>6,176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9]-[.N49]" office:value-type="float" office:value="-272" calcext:value-type="float">
            <text:p><text:s text:c="7"/>－27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10" calcext:value-type="float">
            <text:p>2,81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0]-[.N50]" office:value-type="float" office:value="-130" calcext:value-type="float">
            <text:p><text:s text:c="7"/>－13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24" calcext:value-type="float">
            <text:p>3,224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46" calcext:value-type="float">
            <text:p>1,0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6" calcext:value-type="float">
            <text:p>3,36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5" calcext:value-type="float">
            <text:p>955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1]-[.N51]" office:value-type="float" office:value="-142" calcext:value-type="float">
            <text:p><text:s text:c="7"/>－14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092" calcext:value-type="float">
            <text:p>4,09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2138" calcext:value-type="float">
            <text:p>2,138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19" calcext:value-type="float">
            <text:p>4,21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2144" calcext:value-type="float">
            <text:p>2,14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2]-[.N52]" office:value-type="float" office:value="-127" calcext:value-type="float">
            <text:p><text:s text:c="7"/>－12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32" calcext:value-type="float">
            <text:p>1,8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992" calcext:value-type="float">
            <text:p>99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3]-[.N53]" office:value-type="float" office:value="-105" calcext:value-type="float">
            <text:p><text:s text:c="7"/>－10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1150" calcext:value-type="float">
            <text:p>1,150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82" calcext:value-type="float">
            <text:p>2,28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22" calcext:value-type="float">
            <text:p><text:s text:c="7"/>－2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35" calcext:value-type="float">
            <text:p><text:s text:c="7"/>－3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69" calcext:value-type="float">
            <text:p><text:s text:c="7"/>－6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34" calcext:value-type="float">
            <text:p>3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8]-[.N58]" office:value-type="float" office:value="-144" calcext:value-type="float">
            <text:p><text:s text:c="7"/>－14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7" calcext:value-type="float">
            <text:p>99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51" calcext:value-type="float">
            <text:p><text:s text:c="7"/>－5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5" calcext:value-type="float">
            <text:p>1,24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60]-[.N60]" office:value-type="float" office:value="-93" calcext:value-type="float">
            <text:p><text:s text:c="7"/>－9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276" calcext:value-type="float">
            <text:p>276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154" calcext:value-type="float">
            <text:p>15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122" calcext:value-type="float">
            <text:p>122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181" calcext:value-type="float">
            <text:p>2,18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64]-[.N64]" office:value-type="float" office:value="-191" calcext:value-type="float">
            <text:p><text:s text:c="7"/>－191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8" calcext:value-type="float">
            <text:p>99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103" calcext:value-type="float">
            <text:p><text:s text:c="7"/>－103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83" calcext:value-type="float">
            <text:p>1,18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6]-[.N66]" office:value-type="float" office:value="-88" calcext:value-type="float">
            <text:p><text:s text:c="7"/>－8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67]-[.N67]" office:value-type="float" office:value="334" calcext:value-type="float">
            <text:p>33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99" calcext:value-type="float">
            <text:p>1,19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131" calcext:value-type="float">
            <text:p>13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25" calcext:value-type="float">
            <text:p>1,42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2" calcext:value-type="float">
            <text:p>1,222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5" calcext:value-type="float">
            <text:p>525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69]-[.N69]" office:value-type="float" office:value="203" calcext:value-type="float">
            <text:p>20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645" calcext:value-type="float">
            <text:p>7,645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1" calcext:value-type="float">
            <text:p>3,721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07" calcext:value-type="float">
            <text:p>7,307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0]-[.N70]" office:value-type="float" office:value="338" calcext:value-type="float">
            <text:p>33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74" calcext:value-type="float">
            <text:p>3,47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1" calcext:value-type="float">
            <text:p>1,701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93" calcext:value-type="float">
            <text:p>3,39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81" calcext:value-type="float">
            <text:p>8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71" calcext:value-type="float">
            <text:p>4,171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0" calcext:value-type="float">
            <text:p>2,020</text:p>
          </table:table-cell>
          <table:table-cell table:style-name="ce43" office:value-type="float" office:value="1708" calcext:value-type="float">
            <text:p>1,70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4" calcext:value-type="float">
            <text:p>3,914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5" calcext:value-type="float">
            <text:p>1,845</text:p>
          </table:table-cell>
          <table:table-cell table:style-name="ce43" office:value-type="float" office:value="1708" calcext:value-type="float">
            <text:p>1,70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72]-[.N72]" office:value-type="float" office:value="257" calcext:value-type="float">
            <text:p>25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72" calcext:value-type="float">
            <text:p>7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-6" calcext:value-type="float">
            <text:p><text:s text:c="7"/>－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7" calcext:value-type="float">
            <text:p>507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78" calcext:value-type="float">
            <text:p>7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519" calcext:value-type="float">
            <text:p>4,51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73" calcext:value-type="float">
            <text:p>7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2" calcext:value-type="float">
            <text:p>1,94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7]-[.N77]" office:value-type="float" office:value="-5" calcext:value-type="float">
            <text:p><text:s text:c="7"/>－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82" calcext:value-type="float">
            <text:p>2,58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4" calcext:value-type="float">
            <text:p>1,154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78" calcext:value-type="float">
            <text:p>78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4147" calcext:value-type="float">
            <text:p>14,147</text:p>
          </table:table-cell>
          <table:table-cell table:style-name="ce38" office:value-type="float" office:value="1426" calcext:value-type="float">
            <text:p>1,4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6384" calcext:value-type="float">
            <text:p>6,384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558" calcext:value-type="float">
            <text:p>5,558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042" calcext:value-type="float">
            <text:p>16,042</text:p>
          </table:table-cell>
          <table:table-cell table:style-name="ce38" office:value-type="float" office:value="2362" calcext:value-type="float">
            <text:p>2,3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7798" calcext:value-type="float">
            <text:p>7,798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558" calcext:value-type="float">
            <text:p>5,558</text:p>
          </table:table-cell>
          <table:table-cell table:style-name="ce38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68" table:formula="of:=[.C79]-[.N79]" office:value-type="float" office:value="-1895" calcext:value-type="float">
            <text:p><text:s text:c="7"/>－1,895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423" calcext:value-type="float">
            <text:p>6,423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995" calcext:value-type="float">
            <text:p>2,995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36" calcext:value-type="float">
            <text:p>2,536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07" calcext:value-type="float">
            <text:p>7,407</text:p>
          </table:table-cell>
          <table:table-cell table:style-name="ce39" office:value-type="float" office:value="1059" calcext:value-type="float">
            <text:p>1,0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671" calcext:value-type="float">
            <text:p>3,671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36" calcext:value-type="float">
            <text:p>2,536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69" table:formula="of:=[.C80]-[.N80]" office:value-type="float" office:value="-984" calcext:value-type="float">
            <text:p><text:s text:c="7"/>－984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724" calcext:value-type="float">
            <text:p>7,724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22" calcext:value-type="float">
            <text:p>3,022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35" calcext:value-type="float">
            <text:p>8,635</text:p>
          </table:table-cell>
          <table:table-cell table:style-name="ce40" office:value-type="float" office:value="1303" calcext:value-type="float">
            <text:p>1,3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4127" calcext:value-type="float">
            <text:p>4,127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22" calcext:value-type="float">
            <text:p>3,022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1]-[.N81]" office:value-type="float" office:value="-911" calcext:value-type="float">
            <text:p><text:s text:c="7"/>－911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9163" calcext:value-type="float">
            <text:p>9,163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60" calcext:value-type="float">
            <text:p>4,160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1" calcext:value-type="float">
            <text:p>4,271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931" calcext:value-type="float">
            <text:p>8,931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53" calcext:value-type="float">
            <text:p>3,953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1" calcext:value-type="float">
            <text:p>4,271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82]-[.N82]" office:value-type="float" office:value="232" calcext:value-type="float">
            <text:p>232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121" calcext:value-type="float">
            <text:p>4,121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16" calcext:value-type="float">
            <text:p>1,91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61" calcext:value-type="float">
            <text:p>1,96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176" calcext:value-type="float">
            <text:p>4,176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66" calcext:value-type="float">
            <text:p>1,866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61" calcext:value-type="float">
            <text:p>1,961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3]-[.N83]" office:value-type="float" office:value="-55" calcext:value-type="float">
            <text:p><text:s text:c="7"/>－55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042" calcext:value-type="float">
            <text:p>5,042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10" calcext:value-type="float">
            <text:p>2,310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10" calcext:value-type="float">
            <text:p>2,310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287" calcext:value-type="float">
            <text:p>287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267" calcext:value-type="float">
            <text:p>1,26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838" calcext:value-type="float">
            <text:p>8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3" calcext:value-type="float">
            <text:p>57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57" calcext:value-type="float">
            <text:p>2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694" calcext:value-type="float">
            <text:p>694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11" calcext:value-type="float">
            <text:p>6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93" calcext:value-type="float">
            <text:p>393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7" calcext:value-type="float">
            <text:p>15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268" calcext:value-type="float">
            <text:p>268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445" calcext:value-type="float">
            <text:p>44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426" calcext:value-type="float">
            <text:p>42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67" calcext:value-type="float">
            <text:p>7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95" calcext:value-type="float">
            <text:p>19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676" calcext:value-type="float">
            <text:p>67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0" calcext:value-type="float">
            <text:p>3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6" calcext:value-type="float">
            <text:p>1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251" calcext:value-type="float">
            <text:p>25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27" calcext:value-type="float">
            <text:p>4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425" calcext:value-type="float">
            <text:p>425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1" calcext:value-type="float">
            <text:p>7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18" calcext:value-type="float">
            <text:p>1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17" calcext:value-type="float">
            <text:p>1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8年3月6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9-03-05T17:18:45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